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riaDB [kajal_test]&gt; delimiter $</text:p>
      <text:p text:style-name="Standard">MariaDB [kajal_test]&gt; create function d_wage(wage decimal(10,2))</text:p>
      <text:p text:style-name="Standard"><text:s text:c="4"/>-&gt; returns decimal(10,2)</text:p>
      <text:p text:style-name="Standard"><text:s text:c="4"/>-&gt; deterministic</text:p>
      <text:p text:style-name="Standard"><text:s text:c="4"/>-&gt; begin</text:p>
      <text:p text:style-name="Standard"><text:s text:c="4"/>-&gt; declare daily_wage decimal(10,2);</text:p>
      <text:p text:style-name="Standard"><text:s text:c="4"/>-&gt; set dail_wage=wage*8;</text:p>
      <text:p text:style-name="Standard"><text:s text:c="4"/>-&gt; return(daily_wage);</text:p>
      <text:p text:style-name="Standard"><text:s text:c="4"/>-&gt; end$$</text:p>
      <text:p text:style-name="Standard"/>
      <text:p text:style-name="Standard">Query OK, 0 rows affected (0.073 sec)</text:p>
      <text:p text:style-name="Standard"/>
      <text:p text:style-name="Standard">MariaDB [kajal_test]&gt; delimiter ;</text:p>
      <text:p text:style-name="Standard">MariaDB [kajal_test]&gt; select d_wage(50);</text:p>
      <text:p text:style-name="Standard">+------------+</text:p>
      <text:p text:style-name="Standard">| d_wage(50) |</text:p>
      <text:p text:style-name="Standard">+------------+</text:p>
      <text:p text:style-name="Standard">| <text:s text:c="4"/>400.00 |</text:p>
      <text:p text:style-name="Standard">+------------+</text:p>
      <text:p text:style-name="Standard">1 row in set (0.001 sec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6T18:47:03.401162590</meta:creation-date>
    <dc:date>2021-11-16T18:50:40.011820495</dc:date>
    <meta:editing-duration>PT3M36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61" meta:character-count="467" meta:non-whitespace-character-count="395"/>
  </office:meta>
</office:document-meta>
</file>